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9.94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rgeTest2_DB-MergeTest3-9e097b10-8160-491e-a310-e26e54a86a1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Test2_DB</text:p>
          </table:table-cell>
          <table:table-cell table:style-name="Default" office:value-type="string" calcext:value-type="string">
            <text:p>MergeTest3</text:p>
          </table:table-cell>
        </table:table-row>
        <table:table-row table:style-name="ro1">
          <table:table-cell office:value-type="string" calcext:value-type="string">
            <text:p>9e097b10-8160-491e-a310-e26e54a86a10/Track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6/04/2015 11:10:53</text:p>
          </table:table-cell>
        </table:table-row>
        <table:table-row table:style-name="ro1">
          <table:table-cell office:value-type="string" calcext:value-type="string">
            <text:p>9e097b10-8160-491e-a310-e26e54a86a10/Track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6/04/2015 11:10:53</text:p>
          </table:table-cell>
        </table:table-row>
        <table:table-row table:style-name="ro1">
          <table:table-cell office:value-type="string" calcext:value-type="string">
            <text:p>9e097b10-8160-491e-a310-e26e54a86a10/Track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6/04/2015 11:10:53</text:p>
          </table:table-cell>
        </table:table-row>
        <table:table-row table:style-name="ro1">
          <table:table-cell office:value-type="string" calcext:value-type="string">
            <text:p>9e097b10-8160-491e-a310-e26e54a86a10/Track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6/04/2015 11:10:53</text:p>
          </table:table-cell>
        </table:table-row>
        <table:table-row table:style-name="ro1">
          <table:table-cell office:value-type="string" calcext:value-type="string">
            <text:p>9e097b10-8160-491e-a310-e26e54a86a10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6/04/2015 11:10:53</text:p>
          </table:table-cell>
        </table:table-row>
        <table:table-row table:style-name="ro1">
          <table:table-cell office:value-type="string" calcext:value-type="string">
            <text:p>9e097b10-8160-491e-a310-e26e54a86a10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6/04/2015 11:10:53</text:p>
          </table:table-cell>
        </table:table-row>
        <table:table-row table:style-name="ro1">
          <table:table-cell office:value-type="string" calcext:value-type="string">
            <text:p>9e097b10-8160-491e-a310-e26e54a86a10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6/04/2015 11:10:53</text:p>
          </table:table-cell>
        </table:table-row>
        <table:table-row table:style-name="ro1">
          <table:table-cell office:value-type="string" calcext:value-type="string">
            <text:p>9e097b10-8160-491e-a310-e26e54a86a10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6/04/2015 11:10:53</text:p>
          </table:table-cell>
        </table:table-row>
        <table:table-row table:style-name="ro1">
          <table:table-cell office:value-type="string" calcext:value-type="string">
            <text:p>9e097b10-8160-491e-a310-e26e54a86a10/Track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6/04/2015 11:10:53</text:p>
          </table:table-cell>
        </table:table-row>
        <table:table-row table:style-name="ro1">
          <table:table-cell office:value-type="string" calcext:value-type="string">
            <text:p>9e097b10-8160-491e-a310-e26e54a86a10/Track10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6/04/2015 11:10: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" meta:object-count="0"/>
    <meta:generator>LibreOffice/6.0.6.2$Linux_X86_64 LibreOffice_project/00m0$Build-2</meta:generator>
  </office:meta>
</office:document-meta>
</file>